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598cm" style:use-optimal-column-width="false"/>
    </style:style>
    <style:style style:name="co2" style:family="table-column">
      <style:table-column-properties style:column-width="5.608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4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standard" draw:layer="layout" svg:width="27.999cm" svg:height="15.749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OSI 7 Layer</text:p>
              </table:table-cell>
              <table:table-cell>
                <text:p>Layer No</text:p>
              </table:table-cell>
              <table:table-cell>
                <text:p>Example</text:p>
              </table:table-cell>
              <table:table-cell>
                <text:p>Other Protocols</text:p>
              </table:table-cell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(Firewall)</text:p>
              </table:table-cell>
              <table:table-cell table:number-rows-spanned="3">
                <text:p>HTTP</text:p>
              </table:table-cell>
              <table:table-cell table:number-rows-spanned="3">
                <text:p>FTP, SSH, LOCO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(NAT)</text:p>
              </table:table-cell>
              <table:table-cell>
                <text:p>TCP</text:p>
              </table:table-cell>
              <table:table-cell>
                <text:p>UDP, SCTP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(Router)</text:p>
              </table:table-cell>
              <table:table-cell>
                <text:p>IP</text:p>
              </table:table-cell>
              <table:table-cell>
                <text:p>IPv6, 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(Switch)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7T15:00:04.147000000</meta:creation-date>
    <dc:date>2023-07-07T15:32:35.051000000</dc:date>
    <meta:editing-duration>PT32M31S</meta:editing-duration>
    <meta:editing-cycles>3</meta:editing-cycles>
    <meta:generator>LibreOffice/7.5.4.2$Windows_X86_64 LibreOffice_project/36ccfdc35048b057fd9854c757a8b67ec53977b6</meta:generator>
    <meta:document-statistic meta:object-count="24"/>
  </office:meta>
</office:document-meta>
</file>